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be targeted by prepared attacks.</text:p>
          </table:table-cell>
          <table:table-cell table:style-name="ce5" office:value-type="string" calcext:value-type="string">
            <text:p>[+] When an affected Entity destroys an opposing Entity in battle: draw 1 card.</text:p>
            <text:p>[-] During the End Phase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[+] Once per turn: you can match a destroyed Object to an affected Entity of the same subtype.</text:p>
            <text:p>[-] Affected Entities cannot be matched to objects. During the Effect Phase: destroy all Objects matched to affected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[+] When an opposing Entity attacks an affected Entity: that opposing Entity cannot attack on your opponent's next turn.</text:p>
            <text:p>[-] When an affected Entity takes battle damage: it cannot attack on your next tur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[+] When an affected Entity is destroyed: you can draw 1 card.</text:p>
            <text:p>[-] When an affected entity is destroyed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[+] Once per turn: you can destroy 1 of your "Blood Token"s; 1 affected entity can prepare and declare an attack this turn.</text:p>
            <text:p>[-] Affected entities cannot prepare attack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[+] When an affected Entity destroys an opposing entity in battle: it can prepare an attack.</text:p>
            <text:p>[-] Affected Entities cannot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[+] During your Effect Phase: affected Entities recover 2 HP.</text:p>
            <text:p>[-] During your Effect Phase: affected Entities take 2 damag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[+] Once per turn: you can destroy 1 affected Entity; return its matched Objects to the hand.</text:p>
            <text:p>[-] Once per turn: shuffle 1 affected Entity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[+] The effects of affected Entities cannot be negated.</text:p>
            <text:p>[-] The effects of affected Entities are nega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[+] When an affected Entity attacks: you can search for 1 card of the same name.</text:p>
            <text:p>[-] When an affected Entity is attacked: destroy 1 card of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[+] When an affected Entity is destroyed in battle: end the Battle Phase.</text:p>
            <text:p>[-] When an affected entity is destroyed in battle: this Battle Phase: the attacking Entity can attack aga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[+] When an affected Entity would be destroyed in battle: you can destroy "Spelunk Counter"s on this card equal to the Entity's LV; return the Entity to your hand instead.</text:p>
            <text:p>[-] You cannot negate the destruction of an affected Entity in batt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[+] When an affected Entity inflicts battle damage to an opposing Entity: you can destroy the opposing Entity.</text:p>
            <text:p>[-] When an affected entity takes battle damage: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[+] When an affected Entity would be attacked: you can destroy 1 "Spelunk Counter" on this card; negate the attack.</text:p>
            <text:p>[-] Attacks on affected Entities are always treated as prepar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[+] While you control an affected Entity: your opponent cannot play RSP Events.</text:p>
            <text:p>[-] While you control an affected Entity: you cannot play RSP even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ose entities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[+] Affected Entities cannot be damaged by prepared attacks.</text:p>
            <text:p>[-] When an affected Entity is hit with a prepared attack: destroy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 from your hand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[+] Once per turn: you can destroy 1 affected Entity; search for 1 "Sunburst Dragon" Entity.</text:p>
            <text:p>[-] During your Effect Phase: destroy the affected Entity with the highest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all of your Entities recover 3 HP per each of your Entiti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[+] Affected Entities have their DEF increased by 1 per each of your CTN Events.</text:p>
            <text:p>[-] Affected Entities have their DEF decreased by by 1 per each of your CTN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[+] Affected LV 1 Entities cannot be returned to your hand by an opposing effect.</text:p>
            <text:p>[-] When an affected Entity would be returned to your hand by an opposing effect: destroy it instea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[+] Affected Entities cannot be attacked by Entities of a lower LV.</text:p>
            <text:p>[-] Affected Entities cannot attack Entities of a lower LV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[+] When an affected Entity destroys an opposing Entity in battle: you can search for 1 card with the same name as that affected Entity.</text:p>
            <text:p>[-] When an affected Entity is destroyed by an opposing Entity: destroy 1 card in your deck with the same name as that affect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[+] When an affected Entity's stats are modified, except by the effect of "Altar of Glass and Echoes": the same modification is applied to the Entity in the opposite space of your other Map.</text:p>
            <text:p>[-] When an affected Entity takes damage: inflict the same amount of damage to the Entity in the opposite space of your other Ma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[+] When an affected entity is Effect Played: its effects cannot be negated until the End Phase; you can discard 1 card; play 1 Object from your deck that shares a subtype with the affected Entity; during the End Phase: destroy it.</text:p>
            <text:p>[-] When an affected entity is Effect Played: its effects are negat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[+] When an affected Entity battles an opposing entity not matched to an Object: you can match 1 Object matched to that affected Entity to the opposing entity.</text:p>
            <text:p>[-]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[+] When an affected Entity destroys an opposing Entity in battle: it recovers 5 HP.</text:p>
            <text:p>[-]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[+] Affected Entities have their DEF increased by the combined LV of all opposing Entities.</text:p>
            <text:p>[-]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[+] While at full HP, Affected Entities cannot be attacked by Entities with lower ATK than them.</text:p>
            <text:p>[-]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[+] When an affected LV 1 pure LEG Entity is destroyed: you can Effect Play 1 card with the same name.</text:p>
            <text:p>[-]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then, or otherwise: shuffle your deck.</text:p>
          </table:table-cell>
          <table:table-cell table:style-name="ce5" office:value-type="string" calcext:value-type="string">
            <text:p>[+] Once per turn, you can target 1 affected Entity; the effects and attacks of the target cannot be negated until the End Phase.</text:p>
            <text:p>[-]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[+] When an affected Entity of yours is destroyed: you can excavate 3 cards; discard 1 excavated card; add 1 excavated card of the same type to your hand; shuffle your deck.</text:p>
            <text:p>[-]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[+] The effects of Objects matched to affected Entities cannot be negated.</text:p>
            <text:p>[-]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[+] An affected Entity matched to an Object cannot be prevented from attacking or inflicting battle damage to opposing Entities.</text:p>
            <text:p>[-]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[+] Once per turn, when an affected Entity would be destroyed by an opposing card effect: you can negate the destruction.</text:p>
            <text:p>[-]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[+] Once per turn, when you play an Event card: 1 affected Entity gains an attack.</text:p>
            <text:p>[-]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[+] Once per turn: one affected Entity can be given an extra attack.</text:p>
            <text:p>[-]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[+] When an affected Entity resolves its effect: it can prepare an attack.</text:p>
            <text:p>[-]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[+] Once per turn: you can discard 1 card; all affected Entities are treated as being matched to an Object of their primary subtype until the End Phase.</text:p>
            <text:p>[-] The match effects of affected Entities are negated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25/25 ATK 15 DEF 1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[+] Once per turn: you can use an affected Entity's attack to make this card attack.</text:p>
            <text:p>[-] Once per turn: target one affected Entity; it cannot attack this turn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15/15 ATK 20 DEF 1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[+] Affected Entities take 3 less damage from attacks.</text:p>
            <text:p>[-]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[+] Once per turn when an affected Entity is attacked but not destroyed: it can attack the attacking Entity.</text:p>
            <text:p>[-]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[+] Affected Entities cannot be prevented from targeting opposing non-Entity cards with their effects.</text:p>
            <text:p>[-]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[+] If an affected Entity is attacked while preparing an attack: they can make an unprepared attack against their attacker.</text:p>
            <text:p>[-]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[+] Affected Entities cannot take damage from opposing effects.</text:p>
            <text:p>[-]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[+] Affected Entities have their ATK increased by the difference between their current and maximum HP.</text:p>
            <text:p>[-]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[+] When an affected Entity destroys an opposing Entity: your opponent discards 1 random card.</text:p>
            <text:p>[-]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4:56:46.0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2-03-06T14:58:05.601000000</dc:date>
    <meta:editing-duration>PT18H9M40S</meta:editing-duration>
    <meta:editing-cycles>22</meta:editing-cycles>
    <meta:generator>LibreOffice/7.2.0.4$Windows_X86_64 LibreOffice_project/9a9c6381e3f7a62afc1329bd359cc48accb6435b</meta:generator>
    <meta:document-statistic meta:table-count="1" meta:cell-count="2274" meta:object-count="0"/>
  </office:meta>
</office:document-meta>
</file>